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font-name="Times New Roman1" fo:letter-spacing="normal" fo:font-style="normal" fo:font-weight="normal" fo:background-color="transparent"/>
    </style:style>
    <style:style style:name="P2" style:family="paragraph" style:parent-style-name="Text_20_body">
      <style:paragraph-properties fo:margin-top="0in" fo:margin-bottom="0in" fo:orphans="2" fo:widows="2"/>
      <style:text-properties fo:font-variant="normal" fo:text-transform="none" fo:color="#000000" style:font-name="Times New Roman1" fo:letter-spacing="normal" fo:font-style="normal" fo:font-weight="normal" fo:background-color="transparent"/>
    </style:style>
    <style:style style:name="P3" style:family="paragraph" style:parent-style-name="Text_20_body" style:list-style-name="L1">
      <style:paragraph-properties fo:margin-top="0in" fo:margin-bottom="0in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style:paragraph-properties fo:margin-top="0in" fo:margin-bottom="0in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in" fo:margin-bottom="0in" fo:orphans="2" fo:widows="2" fo:background-color="transparent">
        <style:background-image/>
      </style:paragraph-properties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P6" style:family="paragraph" style:parent-style-name="Text_20_body" style:list-style-name="L2">
      <style:paragraph-properties fo:margin-top="0in" fo:margin-bottom="0in" fo:orphans="2" fo:widows="2" fo:background-color="transparent">
        <style:background-image/>
      </style:paragraph-properties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1" style:family="text">
      <style:text-properties style:text-line-through-style="none" style:font-name="Arial1" fo:font-size="24pt" style:text-underline-style="none" fo:font-weight="bold" style:text-blinking="false"/>
    </style:style>
    <style:style style:name="T2" style:family="text">
      <style:text-properties style:text-line-through-style="none" style:font-name="Arial1" fo:font-size="11pt" style:text-underline-style="none" style:text-blinking="false"/>
    </style:style>
    <style:style style:name="T3" style:family="text">
      <style:text-properties style:font-name="Arial1" fo:font-size="11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internal-source-marker_0.16740639903582633"/><text:span text:style-name="T1">Line Wars: Races</text:span><text:line-break/><text:line-break/><text:span text:style-name="T2">Serious/Basic races</text:span></text:p>
      <text:list xml:id="list544514621" text:style-name="L1">
        <text:list-item>
          <text:p text:style-name="P3">Undead</text:p>
          <text:list>
            <text:list-item>
              <text:p text:style-name="P3">Vampires that leech health, can be upgraded to shadowstep/turn into bats</text:p>
            </text:list-item>
            <text:list-item>
              <text:p text:style-name="P3">Pus zombies that spray acid on units that attack them and explode all over other units when they die</text:p>
            </text:list-item>
            <text:list-item>
              <text:p text:style-name="P3">Units that die on home territory have a chance of getting resurrected (maybe weaker)</text:p>
            </text:list-item>
          </text:list>
        </text:list-item>
        <text:list-item>
          <text:p text:style-name="P3">Demonic</text:p>
          <text:list>
            <text:list-item>
              <text:p text:style-name="P3">Volcanoes on own territory can do aoe damage to enemies</text:p>
            </text:list-item>
          </text:list>
        </text:list-item>
        <text:list-item>
          <text:p text:style-name="P3">Medieval</text:p>
          <text:list>
            <text:list-item>
              <text:p text:style-name="P3">Knights, archers, catapults, etc.</text:p>
            </text:list-item>
            <text:list-item>
              <text:p text:style-name="P5">‘<text:span text:style-name="T3">Holy’ race, like in HoMaM, w/priests, angels, etc.</text:span></text:p>
            </text:list-item>
          </text:list>
        </text:list-item>
      </text:list>
      <text:p text:style-name="P2"><text:line-break/><text:span text:style-name="T2">Fun/Joke races</text:span></text:p>
      <text:list xml:id="list1434501223" text:style-name="L2">
        <text:list-item>
          <text:p text:style-name="P4">Movie Monsters</text:p>
          <text:list>
            <text:list-item>
              <text:p text:style-name="P4">Godzilla, Clover, King Kong.... Gremlins!</text:p>
            </text:list-item>
            <text:list-item>
              <text:p text:style-name="P4">Audrey II/Jaws can come up and swallow units on home territory</text:p>
              <text:list>
                <text:list-item>
                  <text:p text:style-name="P6">“<text:span text:style-name="T3">Feed me, Seymour!”</text:span></text:p>
                </text:list-item>
              </text:list>
            </text:list-item>
          </text:list>
        </text:list-item>
        <text:list-item>
          <text:p text:style-name="P4">Mario/Nintendo</text:p>
          <text:list>
            <text:list-item>
              <text:p text:style-name="P4">Goomba rush. Nuff said. EPIC.</text:p>
            </text:list-item>
          </text:list>
        </text:list-item>
        <text:list-item>
          <text:p text:style-name="P4">Tetris</text:p>
          <text:list>
            <text:list-item>
              <text:p text:style-name="P4">Players would spawn units that correspond to the different shapes in Tetris</text:p>
              <text:list>
                <text:list-item>
                  <text:p text:style-name="P4">Possibly also diff orientations (esp. w 4x1 block)</text:p>
                </text:list-item>
              </text:list>
            </text:list-item>
            <text:list-item>
              <text:p text:style-name="P4">These units would ‘fall’ down the lane, stopping when they got to the first enemy unit</text:p>
            </text:list-item>
            <text:list-item>
              <text:p text:style-name="P4">Lines formed would explode - with more power if 2, 3, or 4 lines are formed.</text:p>
            </text:list-item>
            <text:list-item>
              <text:p text:style-name="P4">Requires some sort of formation-determining mechanic, which might be a Phase 3 feature</text:p>
            </text:list-item>
            <text:list-item>
              <text:p text:style-name="P4">Cool theme for the terrain, music, and cities/nodes!</text:p>
            </text:list-item>
          </text:list>
        </text:list-item>
        <text:list-item>
          <text:p text:style-name="P4">Hippies</text:p>
          <text:list>
            <text:list-item>
              <text:p text:style-name="P4">Can convert enemy units to their faction (territory bonus?)</text:p>
            </text:list-item>
            <text:list-item>
              <text:p text:style-name="P4">Stoned on their territory, increasing defense?</text:p>
            </text:list-item>
            <text:list-item>
              <text:p text:style-name="P4">Fun style for units and buildings</text:p>
            </text:list-item>
          </text:list>
        </text:list-item>
        <text:list-item>
          <text:p text:style-name="P4">Pokemon</text:p>
          <text:list>
            <text:list-item>
              <text:p text:style-name="P4">Obviously lots of units to pick from</text:p>
            </text:list-item>
            <text:list-item>
              <text:p text:style-name="P4">Terrain is tall grass, where units can pop out and ambush enemies.</text:p>
              <text:list>
                <text:list-item>
                  <text:p text:style-name="P4">A wild Snorlax appears!</text:p>
                </text:list-item>
              </text:list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us Klinge</meta:initial-creator>
    <meta:creation-date>2010-09-21T23:17:36</meta:creation-date>
    <meta:document-statistic meta:table-count="0" meta:image-count="0" meta:object-count="0" meta:page-count="1" meta:paragraph-count="33" meta:word-count="256" meta:character-count="1386"/>
    <dc:date>2010-09-21T23:18:01</dc:date>
    <dc:creator>Titus Klinge</dc:creator>
    <meta:editing-duration>PT00H00M26S</meta:editing-duration>
    <meta:editing-cycles>1</meta:editing-cycles>
    <meta:generator>OpenOffice.org/3.2$Linux OpenOffice.org_project/320m12$Build-9483</meta:generator>
  </office:meta>
</office:document-meta>
</file>